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4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 style:list-style-name="L2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3">
      <style:graphic-properties fo:min-height="8.884cm"/>
      <style:paragraph-properties style:writing-mode="lr-tb"/>
    </style:style>
    <style:style style:name="pr9" style:family="presentation" style:parent-style-name="Default-outline1" style:list-style-name="L3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5cm" fo:margin-bottom="0cm" fo:text-align="start" fo:text-indent="0cm"/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font-size="24pt" style:font-size-asian="32pt" style:font-size-complex="3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  <style:text-properties fo:hyphenate="false" loext:hyphenation-no-caps="false"/>
    </style:style>
    <style:style style:name="P10" style:family="paragraph">
      <style:paragraph-properties style:writing-mode="lr-tb"/>
      <style:text-properties fo:font-size="24pt" style:font-size-asian="32pt" style:font-size-complex="32pt" fo:hyphenate="false" loext:hyphenation-no-caps="false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 fo:font-weight="bold" style:font-size-asian="32pt" style:font-size-complex="32pt"/>
    </style:style>
    <style:style style:name="T3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➲">
        <style:list-level-properties text:space-before="0.3cm" text:min-label-width="0.9cm"/>
        <style:text-properties fo:font-family="OpenSymbol" style:font-style-name="Regular" style:font-charset="x-symbol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3cm" text:min-label-width="0.9cm"/>
        <style:text-properties fo:font-family="OpenSymbol" style:font-style-name="Regular" style:font-charset="x-symbol" style:use-window-font-color="true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✈">
        <style:list-level-properties text:space-before="0.305cm" text:min-label-width="0.9cm"/>
        <style:text-properties fo:font-family="OpenSymbol" style:font-style-name="Regular" style:font-charset="x-symbol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✈">
        <style:list-level-properties text:space-before="0.3cm" text:min-label-width="0.9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✈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Drone Swarm</text:p>
          </draw:text-box>
        </draw:frame>
        <draw:frame presentation:style-name="pr2" draw:text-style-name="P4" draw:layer="layout" svg:width="25.199cm" svg:height="9.134cm" svg:x="1.4cm" svg:y="3.81cm" presentation:class="outline" presentation:user-transformed="true">
          <draw:text-box>
            <text:list text:style-name="L2">
              <text:list-item>
                <text:p text:style-name="P3"><text:span text:style-name="T1">A drone swarm is a group of autonomous UAVs that work together </text:span><text:span text:style-name="T1">to accomplish a common goa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How they work<text:line-break/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2">Networked communication</text:span><text:span text:style-name="T1">: interconnected and constantly share information</text:span></text:p>
              </text:list-item>
              <text:list-item>
                <text:p text:style-name="P6"><text:span text:style-name="T2">AI and swarm intelligence</text:span><text:span text:style-name="T1">: advanced algorithms and AI enable the drones to make collective, decentralized decisions</text:span></text:p>
              </text:list-item>
              <text:list-item>
                <text:p text:style-name="P6"><text:span text:style-name="T2">Sensors</text:span><text:span text:style-name="T1">: each drone uses its own sensors to navigate, gather data, and avoid collisions with other drones or obstacles.</text:span></text:p>
              </text:list-item>
              <text:list-item>
                <text:p text:style-name="P6"><text:span text:style-name="T2">Hive mind effect</text:span><text:span text:style-name="T1">: <text:s/>some drones track a target while others perform different tasks </text:span></text:p>
              </text:list-item>
            </text:list>
            <text:list text:style-name="L4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2.629cm" svg:x="1.471cm" svg:y="0.635cm" presentation:class="title" presentation:user-transformed="true">
          <draw:text-box>
            <text:p>Information relay 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In drone swarms it is the process of individual drones acting as mobile nodes to pass data between other dron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How it works</text:p>
          </draw:text-box>
        </draw:frame>
        <draw:frame presentation:style-name="pr7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Mesh network</text:span><text:span text:style-name="T1">: each drone can receive, process, and transmit data for the network</text:span></text:p>
              </text:list-item>
            </text:list>
            <text:list text:style-name="L5">
              <text:list-item>
                <text:p text:style-name="P9"><text:span text:style-name="T3">Cluster-based network</text:span></text:p>
              </text:list-item>
            </text:list>
            <text:list text:style-name="L6">
              <text:list-item>
                <text:p text:style-name="P6"><text:span text:style-name="T3">Hierarchical network: a leader drone with more advanced communication capabilities maintains a link with a GCS</text:span></text:p>
              </text:list-item>
            </text:list>
            <text:list text:style-name="L2">
              <text:list-item>
                <text:p text:style-name="P6"><text:span text:style-name="T2">Obstacle avoidance: </text:span></text:p>
              </text:list-item>
              <text:list-item>
                <text:p text:style-name="P6"><text:span text:style-name="T2">Dynamic configuration: </text:span></text:p>
              </text:list-item>
            </text:list>
          </draw:text-box>
        </draw:frame>
        <draw:frame draw:style-name="gr2" draw:text-style-name="P11" draw:layer="layout" svg:width="0.502cm" svg:height="1.196cm" svg:x="0.864cm" svg:y="10.559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How Communication Works</text:p>
          </draw:text-box>
        </draw:frame>
        <draw:frame presentation:style-name="pr8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1">Wi-Fi mesh for short-range tactical swarms (1–2 km)</text:span></text:p>
              </text:list-item>
              <text:list-item>
                <text:p text:style-name="P6"><text:span text:style-name="T1">MANET (Mobile Ad hoc Network) for mid-range battlefield coordination (5–20 km)</text:span><text:span text:style-name="T3"> <text:s/></text:span></text:p>
              </text:list-item>
            </text:list>
            <text:list text:style-name="L7">
              <text:list-item>
                <text:p text:style-name="P6"><text:span text:style-name="T3">An ad hoc network is a decentralized, peer-to-peer wireless network</text:span></text:p>
              </text:list-item>
              <text:list-item>
                <text:p text:style-name="P6"><text:span text:style-name="T3">MANET is a decentralized wireless network where mobile devices connect directly without relying on a fixed infrastructure</text:span></text:p>
              </text:list-item>
            </text:list>
            <text:list text:style-name="L3">
              <text:list-item>
                <text:p text:style-name="P6"><text:span text:style-name="T1">LTE/5G for long-range or BVLOS </text:span></text:p>
              </text:list-item>
              <text:list-item>
                <text:p text:style-name="P6"><text:span text:style-name="T1">Satellite for global coordination (military-grad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 text:style-name="P2">Tools for Simulation and Research</text:p>
          </draw:text-box>
        </draw:frame>
        <draw:frame presentation:style-name="pr9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1">Skybrush </text:span></text:p>
              </text:list-item>
              <text:list-item>
                <text:p text:style-name="P6"><text:span text:style-name="T1">ROS 2 + MAVROS + Gazebo/ArduPilot </text:span></text:p>
              </text:list-item>
              <text:list-item>
                <text:p text:style-name="P6"><text:span text:style-name="T1">MATLAB/Simulink Swarm Control Toolbox</text:span></text:p>
              </text:list-item>
              <text:list-item>
                <text:p text:style-name="P6"><text:span text:style-name="T1">PX4 SITL swarm setup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0T09:52:34.476984260</meta:creation-date>
    <dc:date>2025-10-24T10:15:20.540855071</dc:date>
    <meta:editing-duration>PT2H30M14S</meta:editing-duration>
    <meta:editing-cycles>16</meta:editing-cycles>
    <meta:generator>LibreOffice/7.3.7.2$Linux_X86_64 LibreOffice_project/30$Build-2</meta:generator>
    <meta:document-statistic meta:object-count="50"/>
  </office:meta>
</office:document-meta>
</file>